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南極">
            <text:p>南極</text:p>
          </table:table-cell>
          <table:table-cell office:value-type="string" office:value="なんきょく">
            <text:p>なんきょく</text:p>
          </table:table-cell>
          <table:table-cell office:value-type="string" office:value="the South Pole">
            <text:p>the South Po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南極でペンギンを見ました。">
            <text:p>南極でペンギンを見ました。</text:p>
          </table:table-cell>
          <table:table-cell office:value-type="string" office:value="なんきょく で ペンギン を みました。">
            <text:p>なんきょく で ペンギン を みました。</text:p>
          </table:table-cell>
          <table:table-cell office:value-type="string" office:value="I saw some penguins at the South Pole.">
            <text:p>I saw some penguins at the South Po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澄む">
            <text:p>澄む</text:p>
          </table:table-cell>
          <table:table-cell office:value-type="string" office:value="すむ">
            <text:p>すむ</text:p>
          </table:table-cell>
          <table:table-cell office:value-type="string" office:value="become clear">
            <text:p>become cle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山の空気は澄んでいますね。">
            <text:p>山の空気は澄んでいますね。</text:p>
          </table:table-cell>
          <table:table-cell office:value-type="string" office:value="やま の くうき は すんで います ね。">
            <text:p>やま の くうき は すんで います ね。</text:p>
          </table:table-cell>
          <table:table-cell office:value-type="string" office:value="The mountain air is clear.">
            <text:p>The mountain air is cl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実る">
            <text:p>実る</text:p>
          </table:table-cell>
          <table:table-cell office:value-type="string" office:value="みのる">
            <text:p>みのる</text:p>
          </table:table-cell>
          <table:table-cell office:value-type="string" office:value="bear fruit, be fulfilled">
            <text:p>bear fruit, be fulfill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やっと努力が実りました。">
            <text:p>やっと努力が実りました。</text:p>
          </table:table-cell>
          <table:table-cell office:value-type="string" office:value="やっと どりょく が みのりました。">
            <text:p>やっと どりょく が みのりました。</text:p>
          </table:table-cell>
          <table:table-cell office:value-type="string" office:value="My effort has finally paid off.">
            <text:p>My effort has finally paid o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小鳥">
            <text:p>小鳥</text:p>
          </table:table-cell>
          <table:table-cell office:value-type="string" office:value="ことり">
            <text:p>ことり</text:p>
          </table:table-cell>
          <table:table-cell office:value-type="string" office:value="small bird">
            <text:p>small bi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誕生日に小鳥を買ってもらいました。">
            <text:p>誕生日に小鳥を買ってもらいました。</text:p>
          </table:table-cell>
          <table:table-cell office:value-type="string" office:value="たんじょう び に ことり を かって もらいました。">
            <text:p>たんじょう び に ことり を かって もらいました。</text:p>
          </table:table-cell>
          <table:table-cell office:value-type="string" office:value="I got a small bird for my birthday.">
            <text:p>I got a small bird for my birth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閉会">
            <text:p>閉会</text:p>
          </table:table-cell>
          <table:table-cell office:value-type="string" office:value="へいかい">
            <text:p>へいかい</text:p>
          </table:table-cell>
          <table:table-cell office:value-type="string" office:value="closing">
            <text:p>clos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長が閉会の挨拶をしました。">
            <text:p>会長が閉会の挨拶をしました。</text:p>
          </table:table-cell>
          <table:table-cell office:value-type="string" office:value="かいちょう が へいかい の あいさつ を しました。">
            <text:p>かいちょう が へいかい の あいさつ を しました。</text:p>
          </table:table-cell>
          <table:table-cell office:value-type="string" office:value="The chairperson made closing remarks.">
            <text:p>The chairperson made closing remar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電球">
            <text:p>電球</text:p>
          </table:table-cell>
          <table:table-cell office:value-type="string" office:value="でんきゅう">
            <text:p>でんきゅう</text:p>
          </table:table-cell>
          <table:table-cell office:value-type="string" office:value="light bulb">
            <text:p>light bul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球が切れたので交換しましょう。">
            <text:p>電球が切れたので交換しましょう。</text:p>
          </table:table-cell>
          <table:table-cell office:value-type="string" office:value="でんきゅう が きれた ので こうかん しましょう。">
            <text:p>でんきゅう が きれた ので こうかん しましょう。</text:p>
          </table:table-cell>
          <table:table-cell office:value-type="string" office:value="The bulb is out, so let's get a new one.">
            <text:p>The bulb is out, so let's get a new 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在学">
            <text:p>在学</text:p>
          </table:table-cell>
          <table:table-cell office:value-type="string" office:value="ざいがく">
            <text:p>ざいがく</text:p>
          </table:table-cell>
          <table:table-cell office:value-type="string" office:value="being in school">
            <text:p>being in schoo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姉は大学に在学しています。">
            <text:p>姉は大学に在学しています。</text:p>
          </table:table-cell>
          <table:table-cell office:value-type="string" office:value="あね は だいがく に ざいがく して います。">
            <text:p>あね は だいがく に ざいがく して います。</text:p>
          </table:table-cell>
          <table:table-cell office:value-type="string" office:value="My elder sister is in college.">
            <text:p>My elder sister is in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恩">
            <text:p>恩</text:p>
          </table:table-cell>
          <table:table-cell office:value-type="string" office:value="おん">
            <text:p>おん</text:p>
          </table:table-cell>
          <table:table-cell office:value-type="string" office:value="debt of gratitude, kindness">
            <text:p>debt of gratitude, kind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ご恩は一生忘れません。">
            <text:p>このご恩は一生忘れません。</text:p>
          </table:table-cell>
          <table:table-cell office:value-type="string" office:value="この ごおん は いっしょう わすれません。">
            <text:p>この ごおん は いっしょう わすれません。</text:p>
          </table:table-cell>
          <table:table-cell office:value-type="string" office:value="I'll never forget your kindness.">
            <text:p>I'll never forget your kind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こぐ">
            <text:p>こぐ</text:p>
          </table:table-cell>
          <table:table-cell office:value-type="string" office:value="こぐ">
            <text:p>こぐ</text:p>
          </table:table-cell>
          <table:table-cell office:value-type="string" office:value="row">
            <text:p>row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らは交代でボートをこいだんだ。">
            <text:p>彼らは交代でボートをこいだんだ。</text:p>
          </table:table-cell>
          <table:table-cell office:value-type="string" office:value="かれら は こうたい で ボート を こいだ ん だ。">
            <text:p>かれら は こうたい で ボート を こいだ ん だ。</text:p>
          </table:table-cell>
          <table:table-cell office:value-type="string" office:value="They took turns rowing the boat.">
            <text:p>They took turns rowing the bo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お参り">
            <text:p>お参り</text:p>
          </table:table-cell>
          <table:table-cell office:value-type="string" office:value="おまいり">
            <text:p>おまいり</text:p>
          </table:table-cell>
          <table:table-cell office:value-type="string" office:value="visiting a shrine or temple">
            <text:p>visiting a shrine or templ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家族でお寺にお参りに行きました。">
            <text:p>家族でお寺にお参りに行きました。</text:p>
          </table:table-cell>
          <table:table-cell office:value-type="string" office:value="かぞく で おてら に おまいり に いきました。">
            <text:p>かぞく で おてら に おまいり に いきました。</text:p>
          </table:table-cell>
          <table:table-cell office:value-type="string" office:value="I paid a visit to the temple with my family.">
            <text:p>I paid a visit to the temple with my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ひねる">
            <text:p>ひねる</text:p>
          </table:table-cell>
          <table:table-cell office:value-type="string" office:value="ひねる">
            <text:p>ひねる</text:p>
          </table:table-cell>
          <table:table-cell office:value-type="string" office:value="twist, turn">
            <text:p>twist, tur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水道の蛇口をひねったの。">
            <text:p>彼は水道の蛇口をひねったの。</text:p>
          </table:table-cell>
          <table:table-cell office:value-type="string" office:value="かれ は すいどう の じゃぐち を ひねった の。">
            <text:p>かれ は すいどう の じゃぐち を ひねった の。</text:p>
          </table:table-cell>
          <table:table-cell office:value-type="string" office:value="He turned on the tap.">
            <text:p>He turned on the ta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初歩">
            <text:p>初歩</text:p>
          </table:table-cell>
          <table:table-cell office:value-type="string" office:value="しょほ">
            <text:p>しょほ</text:p>
          </table:table-cell>
          <table:table-cell office:value-type="string" office:value="beginning, basic">
            <text:p>beginning, bas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英語を初歩から勉強しています。">
            <text:p>英語を初歩から勉強しています。</text:p>
          </table:table-cell>
          <table:table-cell office:value-type="string" office:value="えいご を しょほ から べんきょう して います。">
            <text:p>えいご を しょほ から べんきょう して います。</text:p>
          </table:table-cell>
          <table:table-cell office:value-type="string" office:value="I'm learning English starting from the basics.">
            <text:p>I'm learning English starting from the bas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略す">
            <text:p>略す</text:p>
          </table:table-cell>
          <table:table-cell office:value-type="string" office:value="りゃくす">
            <text:p>りゃくす</text:p>
          </table:table-cell>
          <table:table-cell office:value-type="string" office:value="abbreviate, omit">
            <text:p>abbreviate, omi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国際連合を略して国連といいます。">
            <text:p>国際連合を略して国連といいます。</text:p>
          </table:table-cell>
          <table:table-cell office:value-type="string" office:value="こくさい れんごう を りゃくして こくれん と いいます。">
            <text:p>こくさい れんごう を りゃくして こくれん と いいます。</text:p>
          </table:table-cell>
          <table:table-cell office:value-type="string" office:value="The UN is an abbreviation for the United Nations.">
            <text:p>The UN is an abbreviation for the United Na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矢印">
            <text:p>矢印</text:p>
          </table:table-cell>
          <table:table-cell office:value-type="string" office:value="やじるし">
            <text:p>やじるし</text:p>
          </table:table-cell>
          <table:table-cell office:value-type="string" office:value="arrow">
            <text:p>arr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矢印にそって歩いてください。">
            <text:p>矢印にそって歩いてください。</text:p>
          </table:table-cell>
          <table:table-cell office:value-type="string" office:value="やじるし に そって あるいて ください。">
            <text:p>やじるし に そって あるいて ください。</text:p>
          </table:table-cell>
          <table:table-cell office:value-type="string" office:value="Please follow the arrow.">
            <text:p>Please follow the a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形容詞">
            <text:p>形容詞</text:p>
          </table:table-cell>
          <table:table-cell office:value-type="string" office:value="けいようし">
            <text:p>けいようし</text:p>
          </table:table-cell>
          <table:table-cell office:value-type="string" office:value="adjective">
            <text:p>adjecti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「大きい」は形容詞です。">
            <text:p>「大きい」は形容詞です。</text:p>
          </table:table-cell>
          <table:table-cell office:value-type="string" office:value="「おおきい」 は けいようし です。">
            <text:p>「おおきい」 は けいようし です。</text:p>
          </table:table-cell>
          <table:table-cell office:value-type="string" office:value="&quot;Large&quot; is an adjective.">
            <text:p>"Large" is an adject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バケツ">
            <text:p>バケツ</text:p>
          </table:table-cell>
          <table:table-cell office:value-type="string" office:value="バケツ">
            <text:p>バケツ</text:p>
          </table:table-cell>
          <table:table-cell office:value-type="string" office:value="bucket">
            <text:p>buck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バケツに水をくんできてください。">
            <text:p>バケツに水をくんできてください。</text:p>
          </table:table-cell>
          <table:table-cell office:value-type="string" office:value="バケツ に みず を くんで きて ください 。">
            <text:p>バケツ に みず を くんで きて ください 。</text:p>
          </table:table-cell>
          <table:table-cell office:value-type="string" office:value="Please go get some water in the bucket.">
            <text:p>Please go get some water in the bu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下町">
            <text:p>下町</text:p>
          </table:table-cell>
          <table:table-cell office:value-type="string" office:value="したまち">
            <text:p>したまち</text:p>
          </table:table-cell>
          <table:table-cell office:value-type="string" office:value="(old) downtown">
            <text:p>(old) downtow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子は下町育ちだ。">
            <text:p>あの子は下町育ちだ。</text:p>
          </table:table-cell>
          <table:table-cell office:value-type="string" office:value="あの こ は したまち そだち だ。">
            <text:p>あの こ は したまち そだち だ。</text:p>
          </table:table-cell>
          <table:table-cell office:value-type="string" office:value="That kid was raised in the downtown area.">
            <text:p>That kid was raised in the downtown a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短所">
            <text:p>短所</text:p>
          </table:table-cell>
          <table:table-cell office:value-type="string" office:value="たんしょ">
            <text:p>たんしょ</text:p>
          </table:table-cell>
          <table:table-cell office:value-type="string" office:value="weak point">
            <text:p>weak po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すぐにあきらめてしまうのが彼の短所です。">
            <text:p>すぐにあきらめてしまうのが彼の短所です。</text:p>
          </table:table-cell>
          <table:table-cell office:value-type="string" office:value="すぐ に あきらめて しまう の が かれ の たんしょ です。">
            <text:p>すぐ に あきらめて しまう の が かれ の たんしょ です。</text:p>
          </table:table-cell>
          <table:table-cell office:value-type="string" office:value="His weak point is that he gives up too easily.">
            <text:p>His weak point is that he gives up too eas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溶かす">
            <text:p>溶かす</text:p>
          </table:table-cell>
          <table:table-cell office:value-type="string" office:value="とかす">
            <text:p>とかす</text:p>
          </table:table-cell>
          <table:table-cell office:value-type="string" office:value="melt (something)">
            <text:p>melt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春の太陽が雪を溶かしました。">
            <text:p>春の太陽が雪を溶かしました。</text:p>
          </table:table-cell>
          <table:table-cell office:value-type="string" office:value="はる の たいよう が ゆき を とかしました。">
            <text:p>はる の たいよう が ゆき を とかしました。</text:p>
          </table:table-cell>
          <table:table-cell office:value-type="string" office:value="The spring sun has melted the snow.">
            <text:p>The spring sun has melted the s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休息">
            <text:p>休息</text:p>
          </table:table-cell>
          <table:table-cell office:value-type="string" office:value="きゅうそく">
            <text:p>きゅうそく</text:p>
          </table:table-cell>
          <table:table-cell office:value-type="string" office:value="rest">
            <text:p>re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休息をとることは大切です。">
            <text:p>休息をとることは大切です。</text:p>
          </table:table-cell>
          <table:table-cell office:value-type="string" office:value="きゅうそく を とる こと は たいせつ です。">
            <text:p>きゅうそく を とる こと は たいせつ です。</text:p>
          </table:table-cell>
          <table:table-cell office:value-type="string" office:value="It's important to take a rest.">
            <text:p>It's important to take a r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放す">
            <text:p>放す</text:p>
          </table:table-cell>
          <table:table-cell office:value-type="string" office:value="はなす">
            <text:p>はなす</text:p>
          </table:table-cell>
          <table:table-cell office:value-type="string" office:value="release, free">
            <text:p>release, fre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公園で犬を放したの。">
            <text:p>公園で犬を放したの。</text:p>
          </table:table-cell>
          <table:table-cell office:value-type="string" office:value="こうえん で いぬ を はなした の。">
            <text:p>こうえん で いぬ を はなした の。</text:p>
          </table:table-cell>
          <table:table-cell office:value-type="string" office:value="I let my dog run freely in the park.">
            <text:p>I let my dog run freely in the p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催し">
            <text:p>催し</text:p>
          </table:table-cell>
          <table:table-cell office:value-type="string" office:value="もよおし">
            <text:p>もよおし</text:p>
          </table:table-cell>
          <table:table-cell office:value-type="string" office:value="(special or one-time) event">
            <text:p>(special or one-time) ev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学校の催しに参加しました。">
            <text:p>学校の催しに参加しました。</text:p>
          </table:table-cell>
          <table:table-cell office:value-type="string" office:value="がっこう の もよおし に さんか しました。">
            <text:p>がっこう の もよおし に さんか しました。</text:p>
          </table:table-cell>
          <table:table-cell office:value-type="string" office:value="I took part in a one-time school event.">
            <text:p>I took part in a one-time school ev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汽車">
            <text:p>汽車</text:p>
          </table:table-cell>
          <table:table-cell office:value-type="string" office:value="きしゃ">
            <text:p>きしゃ</text:p>
          </table:table-cell>
          <table:table-cell office:value-type="string" office:value="steam train">
            <text:p>steam tr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汽車で街まで行った。">
            <text:p>汽車で街まで行った。</text:p>
          </table:table-cell>
          <table:table-cell office:value-type="string" office:value="きしゃ で まち まで いった。">
            <text:p>きしゃ で まち まで いった。</text:p>
          </table:table-cell>
          <table:table-cell office:value-type="string" office:value="I went to town by steam train.">
            <text:p>I went to town by steam t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目印">
            <text:p>目印</text:p>
          </table:table-cell>
          <table:table-cell office:value-type="string" office:value="めじるし">
            <text:p>めじるし</text:p>
          </table:table-cell>
          <table:table-cell office:value-type="string" office:value="landmark, sign (to spot)">
            <text:p>landmark, sign (to spot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家は赤い屋根が目印です。">
            <text:p>私の家は赤い屋根が目印です。</text:p>
          </table:table-cell>
          <table:table-cell office:value-type="string" office:value="わたし の いえ は あかい やね が めじるし です。">
            <text:p>わたし の いえ は あかい やね が めじるし です。</text:p>
          </table:table-cell>
          <table:table-cell office:value-type="string" office:value="My house has a red roof that's easy to spot.">
            <text:p>My house has a red roof that's easy to sp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私鉄">
            <text:p>私鉄</text:p>
          </table:table-cell>
          <table:table-cell office:value-type="string" office:value="してつ">
            <text:p>してつ</text:p>
          </table:table-cell>
          <table:table-cell office:value-type="string" office:value="private railway">
            <text:p>private rail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私鉄の職員です。">
            <text:p>私は私鉄の職員です。</text:p>
          </table:table-cell>
          <table:table-cell office:value-type="string" office:value="わたし は してつ の しょくいん です。">
            <text:p>わたし は してつ の しょくいん です。</text:p>
          </table:table-cell>
          <table:table-cell office:value-type="string" office:value="I'm an employee of a private railway company.">
            <text:p>I'm an employee of a private railway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勝敗">
            <text:p>勝敗</text:p>
          </table:table-cell>
          <table:table-cell office:value-type="string" office:value="しょうはい">
            <text:p>しょうはい</text:p>
          </table:table-cell>
          <table:table-cell office:value-type="string" office:value="victory or defeat">
            <text:p>victory or defe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セットで勝敗が決まります。">
            <text:p>このセットで勝敗が決まります。</text:p>
          </table:table-cell>
          <table:table-cell office:value-type="string" office:value="この セット で しょうはい が きまります。">
            <text:p>この セット で しょうはい が きまります。</text:p>
          </table:table-cell>
          <table:table-cell office:value-type="string" office:value="Victory or defeat will be decided in this set.">
            <text:p>Victory or defeat will be decided in this s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縮める">
            <text:p>縮める</text:p>
          </table:table-cell>
          <table:table-cell office:value-type="string" office:value="ちぢめる">
            <text:p>ちぢめる</text:p>
          </table:table-cell>
          <table:table-cell office:value-type="string" office:value="reduce (time, size etc.), shorten">
            <text:p>reduce (time, size etc.), shorte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タイムを1秒縮めたの。">
            <text:p>彼はタイムを1秒縮めたの。</text:p>
          </table:table-cell>
          <table:table-cell office:value-type="string" office:value="かれ は タイム を 1 びょう ちぢめた の。">
            <text:p>かれ は タイム を 1 びょう ちぢめた の。</text:p>
          </table:table-cell>
          <table:table-cell office:value-type="string" office:value="He slashed one second off the record.">
            <text:p>He slashed one second off the reco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田植え">
            <text:p>田植え</text:p>
          </table:table-cell>
          <table:table-cell office:value-type="string" office:value="たうえ">
            <text:p>たうえ</text:p>
          </table:table-cell>
          <table:table-cell office:value-type="string" office:value="rice planting">
            <text:p>rice plan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5月は田植えの季節です。">
            <text:p>5月は田植えの季節です。</text:p>
          </table:table-cell>
          <table:table-cell office:value-type="string" office:value="5 がつ は たうえ の きせつ です。">
            <text:p>5 がつ は たうえ の きせつ です。</text:p>
          </table:table-cell>
          <table:table-cell office:value-type="string" office:value="May is the rice planting season.">
            <text:p>May is the rice planting sea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引き返す">
            <text:p>引き返す</text:p>
          </table:table-cell>
          <table:table-cell office:value-type="string" office:value="ひきかえす">
            <text:p>ひきかえす</text:p>
          </table:table-cell>
          <table:table-cell office:value-type="string" office:value="go back, retrace one's steps">
            <text:p>go back, retrace one's step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雨が強かったので引き返したよ。">
            <text:p>雨が強かったので引き返したよ。</text:p>
          </table:table-cell>
          <table:table-cell office:value-type="string" office:value="あめ が つよかった ので ひきかえした よ。">
            <text:p>あめ が つよかった ので ひきかえした よ。</text:p>
          </table:table-cell>
          <table:table-cell office:value-type="string" office:value="I went back because it was raining heavily.">
            <text:p>I went back because it was raining heav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代名詞">
            <text:p>代名詞</text:p>
          </table:table-cell>
          <table:table-cell office:value-type="string" office:value="だいめいし">
            <text:p>だいめいし</text:p>
          </table:table-cell>
          <table:table-cell office:value-type="string" office:value="pronoun">
            <text:p>pronou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「彼」は代名詞の一つです。">
            <text:p>「彼」は代名詞の一つです。</text:p>
          </table:table-cell>
          <table:table-cell office:value-type="string" office:value="「かれ」 は だいめいし の ひとつ です。">
            <text:p>「かれ」 は だいめいし の ひとつ です。</text:p>
          </table:table-cell>
          <table:table-cell office:value-type="string" office:value="&quot;He&quot; is one of the pronouns.">
            <text:p>"He" is one of the pronou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ひきょう">
            <text:p>ひきょう</text:p>
          </table:table-cell>
          <table:table-cell office:value-type="string" office:value="ひきょう">
            <text:p>ひきょう</text:p>
          </table:table-cell>
          <table:table-cell office:value-type="string" office:value="playing dirty, mean">
            <text:p>playing dirty, mean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らはひきょうな方法で勝利したの。">
            <text:p>彼らはひきょうな方法で勝利したの。</text:p>
          </table:table-cell>
          <table:table-cell office:value-type="string" office:value="かれら は ひきょうな ほうほう で しょうり した の 。">
            <text:p>かれら は ひきょうな ほうほう で しょうり した の 。</text:p>
          </table:table-cell>
          <table:table-cell office:value-type="string" office:value="They won by playing dirty.">
            <text:p>They won by playing di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運">
            <text:p>不運</text:p>
          </table:table-cell>
          <table:table-cell office:value-type="string" office:value="ふうん">
            <text:p>ふうん</text:p>
          </table:table-cell>
          <table:table-cell office:value-type="string" office:value="misfortune, bad luck">
            <text:p>misfortune, bad luck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に不運な出来事が起こったの。">
            <text:p>彼に不運な出来事が起こったの。</text:p>
          </table:table-cell>
          <table:table-cell office:value-type="string" office:value="かれ に ふうんな できごと が おこった の。">
            <text:p>かれ に ふうんな できごと が おこった の。</text:p>
          </table:table-cell>
          <table:table-cell office:value-type="string" office:value="He suffered a misfortune.">
            <text:p>He suffered a misfortu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用心">
            <text:p>用心</text:p>
          </table:table-cell>
          <table:table-cell office:value-type="string" office:value="ようじん">
            <text:p>ようじん</text:p>
          </table:table-cell>
          <table:table-cell office:value-type="string" office:value="care, caution">
            <text:p>care, cau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夜道は用心して歩きましょう。">
            <text:p>夜道は用心して歩きましょう。</text:p>
          </table:table-cell>
          <table:table-cell office:value-type="string" office:value="よみち は ようじん して あるきましょう。">
            <text:p>よみち は ようじん して あるきましょう。</text:p>
          </table:table-cell>
          <table:table-cell office:value-type="string" office:value="Be careful when walking at night.">
            <text:p>Be careful when walking a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通り">
            <text:p>大通り</text:p>
          </table:table-cell>
          <table:table-cell office:value-type="string" office:value="おおどおり">
            <text:p>おおどおり</text:p>
          </table:table-cell>
          <table:table-cell office:value-type="string" office:value="main street">
            <text:p>main stre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通りでパレードが始まるよ。">
            <text:p>大通りでパレードが始まるよ。</text:p>
          </table:table-cell>
          <table:table-cell office:value-type="string" office:value="おおどおり で パレード が はじまる よ。">
            <text:p>おおどおり で パレード が はじまる よ。</text:p>
          </table:table-cell>
          <table:table-cell office:value-type="string" office:value="The parade will start at the main street.">
            <text:p>The parade will start at the main str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問答">
            <text:p>問答</text:p>
          </table:table-cell>
          <table:table-cell office:value-type="string" office:value="もんどう">
            <text:p>もんどう</text:p>
          </table:table-cell>
          <table:table-cell office:value-type="string" office:value="questions and answers, dialogue">
            <text:p>questions and answers, dialogu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なたと問答している暇はないの。">
            <text:p>あなたと問答している暇はないの。</text:p>
          </table:table-cell>
          <table:table-cell office:value-type="string" office:value="あなた と もんどう して いる ひま は ない の。">
            <text:p>あなた と もんどう して いる ひま は ない の。</text:p>
          </table:table-cell>
          <table:table-cell office:value-type="string" office:value="I have no time to argue with you.">
            <text:p>I have no time to argue with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ことわざ">
            <text:p>ことわざ</text:p>
          </table:table-cell>
          <table:table-cell office:value-type="string" office:value="ことわざ">
            <text:p>ことわざ</text:p>
          </table:table-cell>
          <table:table-cell office:value-type="string" office:value="proverb, (common) saying">
            <text:p>proverb, (common) say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のことわざをいくつくらい知っていますか。">
            <text:p>日本のことわざをいくつくらい知っていますか。</text:p>
          </table:table-cell>
          <table:table-cell office:value-type="string" office:value="にほん の ことわざ を いくつ くらい しって います か。">
            <text:p>にほん の ことわざ を いくつ くらい しって います か。</text:p>
          </table:table-cell>
          <table:table-cell office:value-type="string" office:value="About how many Japanese proverbs do you know?">
            <text:p>About how many Japanese proverbs do you know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下品">
            <text:p>下品</text:p>
          </table:table-cell>
          <table:table-cell office:value-type="string" office:value="げひん">
            <text:p>げひん</text:p>
          </table:table-cell>
          <table:table-cell office:value-type="string" office:value="vulgar, coarse">
            <text:p>vulgar, coars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の下品なふるまいには我慢できない。">
            <text:p>彼女の下品なふるまいには我慢できない。</text:p>
          </table:table-cell>
          <table:table-cell office:value-type="string" office:value="かのじょ の げひんな ふるまい に は がまん できない。">
            <text:p>かのじょ の げひんな ふるまい に は がまん できない。</text:p>
          </table:table-cell>
          <table:table-cell office:value-type="string" office:value="I can't put up with her vulgar behavior.">
            <text:p>I can't put up with her vulgar behavi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なでる">
            <text:p>なでる</text:p>
          </table:table-cell>
          <table:table-cell office:value-type="string" office:value="なでる">
            <text:p>なでる</text:p>
          </table:table-cell>
          <table:table-cell office:value-type="string" office:value="stroke, pat">
            <text:p>stroke, p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猫の頭をなでてあげた。">
            <text:p>猫の頭をなでてあげた。</text:p>
          </table:table-cell>
          <table:table-cell office:value-type="string" office:value="ねこ の あたま を なでて あげた 。">
            <text:p>ねこ の あたま を なでて あげた 。</text:p>
          </table:table-cell>
          <table:table-cell office:value-type="string" office:value="I patted the cat's head.">
            <text:p>I patted the cat's 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ためる">
            <text:p>ためる</text:p>
          </table:table-cell>
          <table:table-cell office:value-type="string" office:value="ためる">
            <text:p>ためる</text:p>
          </table:table-cell>
          <table:table-cell office:value-type="string" office:value="collect and store (something)">
            <text:p>collect and store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風呂に水をためておいてください。">
            <text:p>お風呂に水をためておいてください。</text:p>
          </table:table-cell>
          <table:table-cell office:value-type="string" office:value="おふろ に みず を ためて おいて ください。">
            <text:p>おふろ に みず を ためて おいて ください。</text:p>
          </table:table-cell>
          <table:table-cell office:value-type="string" office:value="Please put and store water in the bathtub.">
            <text:p>Please put and store water in the bathtu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くむ">
            <text:p>くむ</text:p>
          </table:table-cell>
          <table:table-cell office:value-type="string" office:value="くむ">
            <text:p>くむ</text:p>
          </table:table-cell>
          <table:table-cell office:value-type="string" office:value="collect, scoop up">
            <text:p>collect, scoop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小さなバケツで水をくんだの。">
            <text:p>小さなバケツで水をくんだの。</text:p>
          </table:table-cell>
          <table:table-cell office:value-type="string" office:value="ちいさな バケツ で みず を くんだ の 。">
            <text:p>ちいさな バケツ で みず を くんだ の 。</text:p>
          </table:table-cell>
          <table:table-cell office:value-type="string" office:value="I scooped up some water with a small bucket.">
            <text:p>I scooped up some water with a small bu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思いがけない">
            <text:p>思いがけない</text:p>
          </table:table-cell>
          <table:table-cell office:value-type="string" office:value="おもいがけない">
            <text:p>おもいがけない</text:p>
          </table:table-cell>
          <table:table-cell office:value-type="string" office:value="unexpected">
            <text:p>unexpecte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から思いがけないことを聞いた。">
            <text:p>彼から思いがけないことを聞いた。</text:p>
          </table:table-cell>
          <table:table-cell office:value-type="string" office:value="かれ から おもいがけない こと を きいた。">
            <text:p>かれ から おもいがけない こと を きいた。</text:p>
          </table:table-cell>
          <table:table-cell office:value-type="string" office:value="I heard something unexpected from him.">
            <text:p>I heard something unexpected from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月給">
            <text:p>月給</text:p>
          </table:table-cell>
          <table:table-cell office:value-type="string" office:value="げっきゅう">
            <text:p>げっきゅう</text:p>
          </table:table-cell>
          <table:table-cell office:value-type="string" office:value="monthly salary">
            <text:p>monthly sal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月給は毎月25日に支給されます。">
            <text:p>月給は毎月25日に支給されます。</text:p>
          </table:table-cell>
          <table:table-cell office:value-type="string" office:value="げっきゅう は まいつき 25 にち に しきゅう されます。">
            <text:p>げっきゅう は まいつき 25 にち に しきゅう されます。</text:p>
          </table:table-cell>
          <table:table-cell office:value-type="string" office:value="My salary is paid on the 25th of every month.">
            <text:p>My salary is paid on the 25th of every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行儀">
            <text:p>行儀</text:p>
          </table:table-cell>
          <table:table-cell office:value-type="string" office:value="ぎょうぎ">
            <text:p>ぎょうぎ</text:p>
          </table:table-cell>
          <table:table-cell office:value-type="string" office:value="manners, behavior">
            <text:p>manners, behavi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子は本当に行儀の良い子です。">
            <text:p>この子は本当に行儀の良い子です。</text:p>
          </table:table-cell>
          <table:table-cell office:value-type="string" office:value="この こ は ほんとう に ぎょうぎ の いい こ です。">
            <text:p>この こ は ほんとう に ぎょうぎ の いい こ です。</text:p>
          </table:table-cell>
          <table:table-cell office:value-type="string" office:value="This kid is very well behaved.">
            <text:p>This kid is very well behav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増減">
            <text:p>増減</text:p>
          </table:table-cell>
          <table:table-cell office:value-type="string" office:value="ぞうげん">
            <text:p>ぞうげん</text:p>
          </table:table-cell>
          <table:table-cell office:value-type="string" office:value="increase and decrease, rise and fall">
            <text:p>increase and decrease, rise and fal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数年、体重は増減していません。">
            <text:p>この数年、体重は増減していません。</text:p>
          </table:table-cell>
          <table:table-cell office:value-type="string" office:value="この すうねん、たいじゅう は ぞうげん して いません。">
            <text:p>この すうねん、たいじゅう は ぞうげん して いません。</text:p>
          </table:table-cell>
          <table:table-cell office:value-type="string" office:value="My weight has not increased or decreased for the past few years.">
            <text:p>My weight has not increased or decreased for the past few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彫る">
            <text:p>彫る</text:p>
          </table:table-cell>
          <table:table-cell office:value-type="string" office:value="ほる">
            <text:p>ほる</text:p>
          </table:table-cell>
          <table:table-cell office:value-type="string" office:value="engrave, carve">
            <text:p>engrave, car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木の像を彫ったの。">
            <text:p>彼は木の像を彫ったの。</text:p>
          </table:table-cell>
          <table:table-cell office:value-type="string" office:value="かれ は き の ぞう を ほった の。">
            <text:p>かれ は き の ぞう を ほった の。</text:p>
          </table:table-cell>
          <table:table-cell office:value-type="string" office:value="He carved a wooden statue.">
            <text:p>He carved a wooden stat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縄">
            <text:p>縄</text:p>
          </table:table-cell>
          <table:table-cell office:value-type="string" office:value="なわ">
            <text:p>なわ</text:p>
          </table:table-cell>
          <table:table-cell office:value-type="string" office:value="rope, cord">
            <text:p>rope, co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枝を縄でしばったよ。">
            <text:p>枝を縄でしばったよ。</text:p>
          </table:table-cell>
          <table:table-cell office:value-type="string" office:value="えだ を なわ で しばった よ。">
            <text:p>えだ を なわ で しばった よ。</text:p>
          </table:table-cell>
          <table:table-cell office:value-type="string" office:value="I bound the branches with a rope.">
            <text:p>I bound the branches with a ro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編む">
            <text:p>編む</text:p>
          </table:table-cell>
          <table:table-cell office:value-type="string" office:value="あむ">
            <text:p>あむ</text:p>
          </table:table-cell>
          <table:table-cell office:value-type="string" office:value="knit">
            <text:p>kni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妹はマフラーを編みました。">
            <text:p>妹はマフラーを編みました。</text:p>
          </table:table-cell>
          <table:table-cell office:value-type="string" office:value="いもうと は マフラー を あみました。">
            <text:p>いもうと は マフラー を あみました。</text:p>
          </table:table-cell>
          <table:table-cell office:value-type="string" office:value="My younger sister knitted a scarf.">
            <text:p>My younger sister knitted a scar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幼稚">
            <text:p>幼稚</text:p>
          </table:table-cell>
          <table:table-cell office:value-type="string" office:value="ようち">
            <text:p>ようち</text:p>
          </table:table-cell>
          <table:table-cell office:value-type="string" office:value="childish">
            <text:p>childish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考えは少し幼稚だと思う。">
            <text:p>その考えは少し幼稚だと思う。</text:p>
          </table:table-cell>
          <table:table-cell office:value-type="string" office:value="その かんがえ は すこし ようち だ と おもう。">
            <text:p>その かんがえ は すこし ようち だ と おもう。</text:p>
          </table:table-cell>
          <table:table-cell office:value-type="string" office:value="I think that the idea's a bit childish.">
            <text:p>I think that the idea's a bit child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絹">
            <text:p>絹</text:p>
          </table:table-cell>
          <table:table-cell office:value-type="string" office:value="きぬ">
            <text:p>きぬ</text:p>
          </table:table-cell>
          <table:table-cell office:value-type="string" office:value="silk">
            <text:p>sil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シャツは絹でできています。">
            <text:p>このシャツは絹でできています。</text:p>
          </table:table-cell>
          <table:table-cell office:value-type="string" office:value="この シャツ は きぬ で できて います。">
            <text:p>この シャツ は きぬ で できて います。</text:p>
          </table:table-cell>
          <table:table-cell office:value-type="string" office:value="This shirt is made of silk.">
            <text:p>This shirt is made of si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恨む">
            <text:p>恨む</text:p>
          </table:table-cell>
          <table:table-cell office:value-type="string" office:value="うらむ">
            <text:p>うらむ</text:p>
          </table:table-cell>
          <table:table-cell office:value-type="string" office:value="hold a grudge, feel resentment">
            <text:p>hold a grudge, feel resentmen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を恨んではいけません。">
            <text:p>彼を恨んではいけません。</text:p>
          </table:table-cell>
          <table:table-cell office:value-type="string" office:value="かれ を うらんで は いけません。">
            <text:p>かれ を うらんで は いけません。</text:p>
          </table:table-cell>
          <table:table-cell office:value-type="string" office:value="You should not hold a grudge against him.">
            <text:p>You should not hold a grudge against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頼もしい">
            <text:p>頼もしい</text:p>
          </table:table-cell>
          <table:table-cell office:value-type="string" office:value="たのもしい">
            <text:p>たのもしい</text:p>
          </table:table-cell>
          <table:table-cell office:value-type="string" office:value="reliable, dependable">
            <text:p>reliable, dependab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頼もしい人です。">
            <text:p>彼は頼もしい人です。</text:p>
          </table:table-cell>
          <table:table-cell office:value-type="string" office:value="かれ は たのもしい ひと です。">
            <text:p>かれ は たのもしい ひと です。</text:p>
          </table:table-cell>
          <table:table-cell office:value-type="string" office:value="He's a dependable person.">
            <text:p>He's a dependable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ちぎる">
            <text:p>ちぎる</text:p>
          </table:table-cell>
          <table:table-cell office:value-type="string" office:value="ちぎる">
            <text:p>ちぎる</text:p>
          </table:table-cell>
          <table:table-cell office:value-type="string" office:value="tear, tear off">
            <text:p>tear, tear of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紙を細かくちぎってください。">
            <text:p>紙を細かくちぎってください。</text:p>
          </table:table-cell>
          <table:table-cell office:value-type="string" office:value="かみ を こまかく ちぎって ください。">
            <text:p>かみ を こまかく ちぎって ください。</text:p>
          </table:table-cell>
          <table:table-cell office:value-type="string" office:value="Please tear the paper into pieces.">
            <text:p>Please tear the paper into pie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当番">
            <text:p>当番</text:p>
          </table:table-cell>
          <table:table-cell office:value-type="string" office:value="とうばん">
            <text:p>とうばん</text:p>
          </table:table-cell>
          <table:table-cell office:value-type="string" office:value="being on duty, person in charge">
            <text:p>being on duty, person in char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私が掃除の当番です。">
            <text:p>今日は私が掃除の当番です。</text:p>
          </table:table-cell>
          <table:table-cell office:value-type="string" office:value="きょう は わたし が そうじ の とうばん です。">
            <text:p>きょう は わたし が そうじ の とうばん です。</text:p>
          </table:table-cell>
          <table:table-cell office:value-type="string" office:value="I'm in charge of the cleaning today.">
            <text:p>I'm in charge of the cleaning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羽根">
            <text:p>羽根</text:p>
          </table:table-cell>
          <table:table-cell office:value-type="string" office:value="はね">
            <text:p>はね</text:p>
          </table:table-cell>
          <table:table-cell office:value-type="string" office:value="feather">
            <text:p>feat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ペンは鳥の羽根で作られています。">
            <text:p>このペンは鳥の羽根で作られています。</text:p>
          </table:table-cell>
          <table:table-cell office:value-type="string" office:value="この ペン は とり の はね で つくられて います。">
            <text:p>この ペン は とり の はね で つくられて います。</text:p>
          </table:table-cell>
          <table:table-cell office:value-type="string" office:value="This pen is made from a bird's feather.">
            <text:p>This pen is made from a bird's fea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目覚まし">
            <text:p>目覚まし</text:p>
          </table:table-cell>
          <table:table-cell office:value-type="string" office:value="めざまし">
            <text:p>めざまし</text:p>
          </table:table-cell>
          <table:table-cell office:value-type="string" office:value="waking up">
            <text:p>waking u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目覚ましにコーヒーを飲んだの。">
            <text:p>目覚ましにコーヒーを飲んだの。</text:p>
          </table:table-cell>
          <table:table-cell office:value-type="string" office:value="めざまし に コーヒー を のんだ の。">
            <text:p>めざまし に コーヒー を のんだ の。</text:p>
          </table:table-cell>
          <table:table-cell office:value-type="string" office:value="I drank coffee to wake myself up.">
            <text:p>I drank coffee to wake myself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砕く">
            <text:p>砕く</text:p>
          </table:table-cell>
          <table:table-cell office:value-type="string" office:value="くだく">
            <text:p>くだく</text:p>
          </table:table-cell>
          <table:table-cell office:value-type="string" office:value="crush (something) into small pieces">
            <text:p>crush (something) into small piece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氷を細かく砕いてください。">
            <text:p>氷を細かく砕いてください。</text:p>
          </table:table-cell>
          <table:table-cell office:value-type="string" office:value="こおり を こまかく くだいて ください。">
            <text:p>こおり を こまかく くだいて ください。</text:p>
          </table:table-cell>
          <table:table-cell office:value-type="string" office:value="Please crush the ice into small pieces.">
            <text:p>Please crush the ice into small pie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車輪">
            <text:p>車輪</text:p>
          </table:table-cell>
          <table:table-cell office:value-type="string" office:value="しゃりん">
            <text:p>しゃりん</text:p>
          </table:table-cell>
          <table:table-cell office:value-type="string" office:value="wheel">
            <text:p>whe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トラックの車輪は頑丈そうですね。">
            <text:p>このトラックの車輪は頑丈そうですね。</text:p>
          </table:table-cell>
          <table:table-cell office:value-type="string" office:value="この トラック の しゃりん は がんじょう そう です ね。">
            <text:p>この トラック の しゃりん は がんじょう そう です ね。</text:p>
          </table:table-cell>
          <table:table-cell office:value-type="string" office:value="The wheels of this truck look sturdy.">
            <text:p>The wheels of this truck look stur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嗅ぐ">
            <text:p>嗅ぐ</text:p>
          </table:table-cell>
          <table:table-cell office:value-type="string" office:value="かぐ">
            <text:p>かぐ</text:p>
          </table:table-cell>
          <table:table-cell office:value-type="string" office:value="smell, sniff">
            <text:p>smell, snif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犬がお皿の匂いをクンクン嗅いでいるね。">
            <text:p>犬がお皿の匂いをクンクン嗅いでいるね。</text:p>
          </table:table-cell>
          <table:table-cell office:value-type="string" office:value="いぬ が おさら の におい を クンクン かいで いる ね。">
            <text:p>いぬ が おさら の におい を クンクン かいで いる ね。</text:p>
          </table:table-cell>
          <table:table-cell office:value-type="string" office:value="The dog is sniffing the plate.">
            <text:p>The dog is sniffing the pl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頼み">
            <text:p>頼み</text:p>
          </table:table-cell>
          <table:table-cell office:value-type="string" office:value="たのみ">
            <text:p>たのみ</text:p>
          </table:table-cell>
          <table:table-cell office:value-type="string" office:value="request, favor">
            <text:p>request, fav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なたに頼みがあるんですけど。">
            <text:p>あなたに頼みがあるんですけど。</text:p>
          </table:table-cell>
          <table:table-cell office:value-type="string" office:value="あなた に たのみ が ある ん です けど。">
            <text:p>あなた に たのみ が ある ん です けど。</text:p>
          </table:table-cell>
          <table:table-cell office:value-type="string" office:value="I have a favor to ask you.">
            <text:p>I have a favor to ask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終点">
            <text:p>終点</text:p>
          </table:table-cell>
          <table:table-cell office:value-type="string" office:value="しゅうてん">
            <text:p>しゅうてん</text:p>
          </table:table-cell>
          <table:table-cell office:value-type="string" office:value="last stop, terminal">
            <text:p>last stop, termin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車の終点で降りました。">
            <text:p>電車の終点で降りました。</text:p>
          </table:table-cell>
          <table:table-cell office:value-type="string" office:value="でんしゃ の しゅうてん で おりました。">
            <text:p>でんしゃ の しゅうてん で おりました。</text:p>
          </table:table-cell>
          <table:table-cell office:value-type="string" office:value="I got off the train at the terminal.">
            <text:p>I got off the train at the termin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免税">
            <text:p>免税</text:p>
          </table:table-cell>
          <table:table-cell office:value-type="string" office:value="めんぜい">
            <text:p>めんぜい</text:p>
          </table:table-cell>
          <table:table-cell office:value-type="string" office:value="tax exemption">
            <text:p>tax exemp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商品は免税です。">
            <text:p>この商品は免税です。</text:p>
          </table:table-cell>
          <table:table-cell office:value-type="string" office:value="この しょうひん は めんぜい です。">
            <text:p>この しょうひん は めんぜい です。</text:p>
          </table:table-cell>
          <table:table-cell office:value-type="string" office:value="This product is tax-exempt.">
            <text:p>This product is tax-exemp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電線">
            <text:p>電線</text:p>
          </table:table-cell>
          <table:table-cell office:value-type="string" office:value="でんせん">
            <text:p>でんせん</text:p>
          </table:table-cell>
          <table:table-cell office:value-type="string" office:value="electric wire">
            <text:p>electric wi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風で電線が揺れていますね。">
            <text:p>風で電線が揺れていますね。</text:p>
          </table:table-cell>
          <table:table-cell office:value-type="string" office:value="かぜ で でんせん が ゆれて います ね。">
            <text:p>かぜ で でんせん が ゆれて います ね。</text:p>
          </table:table-cell>
          <table:table-cell office:value-type="string" office:value="The electric wires are swaying in the wind.">
            <text:p>The electric wires are swaying in the w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明け方">
            <text:p>明け方</text:p>
          </table:table-cell>
          <table:table-cell office:value-type="string" office:value="あけがた">
            <text:p>あけがた</text:p>
          </table:table-cell>
          <table:table-cell office:value-type="string" office:value="dawn, near daybreak">
            <text:p>dawn, near daybrea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け方に雨が降り始めましたね。">
            <text:p>明け方に雨が降り始めましたね。</text:p>
          </table:table-cell>
          <table:table-cell office:value-type="string" office:value="あけがた に あめ が ふり はじめました ね。">
            <text:p>あけがた に あめ が ふり はじめました ね。</text:p>
          </table:table-cell>
          <table:table-cell office:value-type="string" office:value="It began to rain at dawn.">
            <text:p>It began to rain at da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日の出">
            <text:p>日の出</text:p>
          </table:table-cell>
          <table:table-cell office:value-type="string" office:value="ひので">
            <text:p>ひので</text:p>
          </table:table-cell>
          <table:table-cell office:value-type="string" office:value="sunrise">
            <text:p>sunri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の出がとてもきれいですね。">
            <text:p>日の出がとてもきれいですね。</text:p>
          </table:table-cell>
          <table:table-cell office:value-type="string" office:value="ひので が とても きれい です ね。">
            <text:p>ひので が とても きれい です ね。</text:p>
          </table:table-cell>
          <table:table-cell office:value-type="string" office:value="The sunrise is very beautiful.">
            <text:p>The sunrise is very beauti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灯油">
            <text:p>灯油</text:p>
          </table:table-cell>
          <table:table-cell office:value-type="string" office:value="とうゆ">
            <text:p>とうゆ</text:p>
          </table:table-cell>
          <table:table-cell office:value-type="string" office:value="kerosene, lamp oil">
            <text:p>kerosene, lamp o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ストーブの灯油がなくなったわよ。">
            <text:p>ストーブの灯油がなくなったわよ。</text:p>
          </table:table-cell>
          <table:table-cell office:value-type="string" office:value="ストーブ の とうゆ が なくなった わ よ。">
            <text:p>ストーブ の とうゆ が なくなった わ よ。</text:p>
          </table:table-cell>
          <table:table-cell office:value-type="string" office:value="The kerosene in the stove has run out.">
            <text:p>The kerosene in the stove has run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電報">
            <text:p>電報</text:p>
          </table:table-cell>
          <table:table-cell office:value-type="string" office:value="でんぽう">
            <text:p>でんぽう</text:p>
          </table:table-cell>
          <table:table-cell office:value-type="string" office:value="telegram">
            <text:p>telegr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実家の母から電報がきました。">
            <text:p>実家の母から電報がきました。</text:p>
          </table:table-cell>
          <table:table-cell office:value-type="string" office:value="じっか の はは から でんぽう が きました。">
            <text:p>じっか の はは から でんぽう が きました。</text:p>
          </table:table-cell>
          <table:table-cell office:value-type="string" office:value="A telegram came from my mother at home.">
            <text:p>A telegram came from my mother at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講堂">
            <text:p>講堂</text:p>
          </table:table-cell>
          <table:table-cell office:value-type="string" office:value="こうどう">
            <text:p>こうどう</text:p>
          </table:table-cell>
          <table:table-cell office:value-type="string" office:value="lecture hall, auditorium">
            <text:p>lecture hall, auditori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全員、講堂に集まってください。">
            <text:p>全員、講堂に集まってください。</text:p>
          </table:table-cell>
          <table:table-cell office:value-type="string" office:value="ぜんいん、こうどう に あつまって ください。">
            <text:p>ぜんいん、こうどう に あつまって ください。</text:p>
          </table:table-cell>
          <table:table-cell office:value-type="string" office:value="Everyone, please come to the auditorium.">
            <text:p>Everyone, please come to the auditori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平ら">
            <text:p>平ら</text:p>
          </table:table-cell>
          <table:table-cell office:value-type="string" office:value="たいら">
            <text:p>たいら</text:p>
          </table:table-cell>
          <table:table-cell office:value-type="string" office:value="flat, level">
            <text:p>flat, leve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建物の屋根は平らだね。">
            <text:p>その建物の屋根は平らだね。</text:p>
          </table:table-cell>
          <table:table-cell office:value-type="string" office:value="その たてもの の やね は たいら だ ね。">
            <text:p>その たてもの の やね は たいら だ ね。</text:p>
          </table:table-cell>
          <table:table-cell office:value-type="string" office:value="The roof on that building is flat.">
            <text:p>The roof on that building is fl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言い出す">
            <text:p>言い出す</text:p>
          </table:table-cell>
          <table:table-cell office:value-type="string" office:value="いいだす">
            <text:p>いいだす</text:p>
          </table:table-cell>
          <table:table-cell office:value-type="string" office:value="bring up, say">
            <text:p>bring up, sa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突然何を言い出すのかと思った。">
            <text:p>突然何を言い出すのかと思った。</text:p>
          </table:table-cell>
          <table:table-cell office:value-type="string" office:value="とつぜん なに を いいだす の か と おもった。">
            <text:p>とつぜん なに を いいだす の か と おもった。</text:p>
          </table:table-cell>
          <table:table-cell office:value-type="string" office:value="I wondered what you would say out of the blue.">
            <text:p>I wondered what you would say out of the bl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答案">
            <text:p>答案</text:p>
          </table:table-cell>
          <table:table-cell office:value-type="string" office:value="とうあん">
            <text:p>とうあん</text:p>
          </table:table-cell>
          <table:table-cell office:value-type="string" office:value="exam paper, answer sheet">
            <text:p>exam paper, answer she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から答案を集めます。">
            <text:p>今から答案を集めます。</text:p>
          </table:table-cell>
          <table:table-cell office:value-type="string" office:value="いま から とうあん を あつめます。">
            <text:p>いま から とうあん を あつめます。</text:p>
          </table:table-cell>
          <table:table-cell office:value-type="string" office:value="I'll collect the answer sheets now.">
            <text:p>I'll collect the answer sheets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溺れる">
            <text:p>溺れる</text:p>
          </table:table-cell>
          <table:table-cell office:value-type="string" office:value="おぼれる">
            <text:p>おぼれる</text:p>
          </table:table-cell>
          <table:table-cell office:value-type="string" office:value="drown">
            <text:p>dr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溺れている子を助けたんだ。">
            <text:p>彼は溺れている子を助けたんだ。</text:p>
          </table:table-cell>
          <table:table-cell office:value-type="string" office:value="かれ は おぼれて いる こ を たすけた ん だ。">
            <text:p>かれ は おぼれて いる こ を たすけた ん だ。</text:p>
          </table:table-cell>
          <table:table-cell office:value-type="string" office:value="He saved a drowning child.">
            <text:p>He saved a drowning chi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公務員">
            <text:p>公務員</text:p>
          </table:table-cell>
          <table:table-cell office:value-type="string" office:value="こうむいん">
            <text:p>こうむいん</text:p>
          </table:table-cell>
          <table:table-cell office:value-type="string" office:value="public officer, civil servant">
            <text:p>public officer, civil serv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父は公務員です。">
            <text:p>私の父は公務員です。</text:p>
          </table:table-cell>
          <table:table-cell office:value-type="string" office:value="わたし の ちち は こうむいん です。">
            <text:p>わたし の ちち は こうむいん です。</text:p>
          </table:table-cell>
          <table:table-cell office:value-type="string" office:value="My father is a civil servant.">
            <text:p>My father is a civil serv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委員">
            <text:p>委員</text:p>
          </table:table-cell>
          <table:table-cell office:value-type="string" office:value="いいん">
            <text:p>いいん</text:p>
          </table:table-cell>
          <table:table-cell office:value-type="string" office:value="committee member, delegate">
            <text:p>committee member, deleg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委員に選ばれました。">
            <text:p>彼は委員に選ばれました。</text:p>
          </table:table-cell>
          <table:table-cell office:value-type="string" office:value="かれ は いいん に えらばれました。">
            <text:p>かれ は いいん に えらばれました。</text:p>
          </table:table-cell>
          <table:table-cell office:value-type="string" office:value="He was elected to the committee.">
            <text:p>He was elected to the committ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発つ">
            <text:p>発つ</text:p>
          </table:table-cell>
          <table:table-cell office:value-type="string" office:value="たつ">
            <text:p>たつ</text:p>
          </table:table-cell>
          <table:table-cell office:value-type="string" office:value="start, leave">
            <text:p>start, lea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明日メキシコへ発ちます。">
            <text:p>彼は明日メキシコへ発ちます。</text:p>
          </table:table-cell>
          <table:table-cell office:value-type="string" office:value="かれ は あした メキシコ へ たちます。">
            <text:p>かれ は あした メキシコ へ たちます。</text:p>
          </table:table-cell>
          <table:table-cell office:value-type="string" office:value="He will leave for Mexico tomorrow.">
            <text:p>He will leave for Mexico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積極的">
            <text:p>積極的</text:p>
          </table:table-cell>
          <table:table-cell office:value-type="string" office:value="せっきょくてき">
            <text:p>せっきょくてき</text:p>
          </table:table-cell>
          <table:table-cell office:value-type="string" office:value="active, positive">
            <text:p>active, posi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姉は何に対しても積極的です。">
            <text:p>姉は何に対しても積極的です。</text:p>
          </table:table-cell>
          <table:table-cell office:value-type="string" office:value="あね は なん に たいして も せっきょくてき です。">
            <text:p>あね は なん に たいして も せっきょくてき です。</text:p>
          </table:table-cell>
          <table:table-cell office:value-type="string" office:value="My elder sister shows an active attitude toward everything.">
            <text:p>My elder sister shows an active attitude toward every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違いない">
            <text:p>違いない</text:p>
          </table:table-cell>
          <table:table-cell office:value-type="string" office:value="ちがいない">
            <text:p>ちがいない</text:p>
          </table:table-cell>
          <table:table-cell office:value-type="string" office:value="without doubt, for sure">
            <text:p>without doubt, for sur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成功するに違いないわ。">
            <text:p>彼は成功するに違いないわ。</text:p>
          </table:table-cell>
          <table:table-cell office:value-type="string" office:value="かれ は せいこう する に ちがいない わ。">
            <text:p>かれ は せいこう する に ちがいない わ。</text:p>
          </table:table-cell>
          <table:table-cell office:value-type="string" office:value="He will succeed for sure.">
            <text:p>He will succeed for s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いけない">
            <text:p>いけない</text:p>
          </table:table-cell>
          <table:table-cell office:value-type="string" office:value="いけない">
            <text:p>いけない</text:p>
          </table:table-cell>
          <table:table-cell office:value-type="string" office:value="wrong, must not">
            <text:p>wrong, must not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勉強を怠けてはいけないよ。">
            <text:p>勉強を怠けてはいけないよ。</text:p>
          </table:table-cell>
          <table:table-cell office:value-type="string" office:value="べんきょう を なまけて は いけない よ。">
            <text:p>べんきょう を なまけて は いけない よ。</text:p>
          </table:table-cell>
          <table:table-cell office:value-type="string" office:value="You must not slack off your studies.">
            <text:p>You must not slack off your stud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適する">
            <text:p>適する</text:p>
          </table:table-cell>
          <table:table-cell office:value-type="string" office:value="てきする">
            <text:p>てきする</text:p>
          </table:table-cell>
          <table:table-cell office:value-type="string" office:value="suit, be suitable">
            <text:p>suit, be suitab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この仕事に適しています。">
            <text:p>彼はこの仕事に適しています。</text:p>
          </table:table-cell>
          <table:table-cell office:value-type="string" office:value="かれ は この しごと に てきして います。">
            <text:p>かれ は この しごと に てきして います。</text:p>
          </table:table-cell>
          <table:table-cell office:value-type="string" office:value="He's suitable for this work.">
            <text:p>He's suitable for this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背広">
            <text:p>背広</text:p>
          </table:table-cell>
          <table:table-cell office:value-type="string" office:value="せびろ">
            <text:p>せびろ</text:p>
          </table:table-cell>
          <table:table-cell office:value-type="string" office:value="business suit, business jacket">
            <text:p>business suit, business jack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背広をクリーニングに出しました。">
            <text:p>背広をクリーニングに出しました。</text:p>
          </table:table-cell>
          <table:table-cell office:value-type="string" office:value="せびろ を クリーニング に だしました。">
            <text:p>せびろ を クリーニング に だしました。</text:p>
          </table:table-cell>
          <table:table-cell office:value-type="string" office:value="I took my suit to the dry cleaner.">
            <text:p>I took my suit to the dry clea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親類">
            <text:p>親類</text:p>
          </table:table-cell>
          <table:table-cell office:value-type="string" office:value="しんるい">
            <text:p>しんるい</text:p>
          </table:table-cell>
          <table:table-cell office:value-type="string" office:value="relatives (formal)">
            <text:p>relatives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幼いときに親類に預けられたんだ。">
            <text:p>彼は幼いときに親類に預けられたんだ。</text:p>
          </table:table-cell>
          <table:table-cell office:value-type="string" office:value="かれ は おさない とき に しんるい に あずけられた ん だ。">
            <text:p>かれ は おさない とき に しんるい に あずけられた ん だ。</text:p>
          </table:table-cell>
          <table:table-cell office:value-type="string" office:value="He was put under the care of his relatives when he was little.">
            <text:p>He was put under the care of his relatives when he was litt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展覧会">
            <text:p>展覧会</text:p>
          </table:table-cell>
          <table:table-cell office:value-type="string" office:value="てんらんかい">
            <text:p>てんらんかい</text:p>
          </table:table-cell>
          <table:table-cell office:value-type="string" office:value="exhibition">
            <text:p>exhib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、絵の展覧会に行ってきました。">
            <text:p>昨日、絵の展覧会に行ってきました。</text:p>
          </table:table-cell>
          <table:table-cell office:value-type="string" office:value="きのう、え の てんらん かい に いって きました。">
            <text:p>きのう、え の てんらん かい に いって きました。</text:p>
          </table:table-cell>
          <table:table-cell office:value-type="string" office:value="I went to an art exhibition yesterday.">
            <text:p>I went to an art exhibition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消極的">
            <text:p>消極的</text:p>
          </table:table-cell>
          <table:table-cell office:value-type="string" office:value="しょうきょくてき">
            <text:p>しょうきょくてき</text:p>
          </table:table-cell>
          <table:table-cell office:value-type="string" office:value="negative, passive">
            <text:p>negative, pass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消極的な人は成功しないよ。">
            <text:p>消極的な人は成功しないよ。</text:p>
          </table:table-cell>
          <table:table-cell office:value-type="string" office:value="しょうきょくてきな ひと は せいこう しない よ。">
            <text:p>しょうきょくてきな ひと は せいこう しない よ。</text:p>
          </table:table-cell>
          <table:table-cell office:value-type="string" office:value="A passive person won't succeed.">
            <text:p>A passive person won't succe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奨学金">
            <text:p>奨学金</text:p>
          </table:table-cell>
          <table:table-cell office:value-type="string" office:value="しょうがくきん">
            <text:p>しょうがくきん</text:p>
          </table:table-cell>
          <table:table-cell office:value-type="string" office:value="scholarship">
            <text:p>scholarsh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奨学金で大学に行きました。">
            <text:p>彼女は奨学金で大学に行きました。</text:p>
          </table:table-cell>
          <table:table-cell office:value-type="string" office:value="かのじょ は しょうがくきん で だいがく に いきました。">
            <text:p>かのじょ は しょうがくきん で だいがく に いきました。</text:p>
          </table:table-cell>
          <table:table-cell office:value-type="string" office:value="She went to university on a scholarship.">
            <text:p>She went to university on a scholar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部分">
            <text:p>大部分</text:p>
          </table:table-cell>
          <table:table-cell office:value-type="string" office:value="だいぶぶん">
            <text:p>だいぶぶん</text:p>
          </table:table-cell>
          <table:table-cell office:value-type="string" office:value="large part, good part">
            <text:p>large part, good pa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絵の大部分が水に濡れてしまったな。">
            <text:p>絵の大部分が水に濡れてしまったな。</text:p>
          </table:table-cell>
          <table:table-cell office:value-type="string" office:value="え の だいぶぶん が みず に ぬれて しまった な。">
            <text:p>え の だいぶぶん が みず に ぬれて しまった な。</text:p>
          </table:table-cell>
          <table:table-cell office:value-type="string" office:value="A large part of the picture got wet.">
            <text:p>A large part of the picture got w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苦心">
            <text:p>苦心</text:p>
          </table:table-cell>
          <table:table-cell office:value-type="string" office:value="くしん">
            <text:p>くしん</text:p>
          </table:table-cell>
          <table:table-cell office:value-type="string" office:value="pains, efforts">
            <text:p>pains, effort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苦心して絵を描き上げました。">
            <text:p>苦心して絵を描き上げました。</text:p>
          </table:table-cell>
          <table:table-cell office:value-type="string" office:value="くしん して え を かき あげました。">
            <text:p>くしん して え を かき あげました。</text:p>
          </table:table-cell>
          <table:table-cell office:value-type="string" office:value="I took pains to finish the painting.">
            <text:p>I took pains to finish the pain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険しい">
            <text:p>険しい</text:p>
          </table:table-cell>
          <table:table-cell office:value-type="string" office:value="けわしい">
            <text:p>けわしい</text:p>
          </table:table-cell>
          <table:table-cell office:value-type="string" office:value="steep, rough">
            <text:p>steep, rough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父の表情が険しくなったの。">
            <text:p>父の表情が険しくなったの。</text:p>
          </table:table-cell>
          <table:table-cell office:value-type="string" office:value="ちち の ひょうじょう が けわしく なった の。">
            <text:p>ちち の ひょうじょう が けわしく なった の。</text:p>
          </table:table-cell>
          <table:table-cell office:value-type="string" office:value="My father had a grim look on his face.">
            <text:p>My father had a grim look on his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校庭">
            <text:p>校庭</text:p>
          </table:table-cell>
          <table:table-cell office:value-type="string" office:value="こうてい">
            <text:p>こうてい</text:p>
          </table:table-cell>
          <table:table-cell office:value-type="string" office:value="school field">
            <text:p>school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陸上部は校庭で練習しています。">
            <text:p>陸上部は校庭で練習しています。</text:p>
          </table:table-cell>
          <table:table-cell office:value-type="string" office:value="りくじょう ぶ は こうてい で れんしゅう して います。">
            <text:p>りくじょう ぶ は こうてい で れんしゅう して います。</text:p>
          </table:table-cell>
          <table:table-cell office:value-type="string" office:value="The track and field club is practicing in the school field.">
            <text:p>The track and field club is practicing in the school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投書">
            <text:p>投書</text:p>
          </table:table-cell>
          <table:table-cell office:value-type="string" office:value="とうしょ">
            <text:p>とうしょ</text:p>
          </table:table-cell>
          <table:table-cell office:value-type="string" office:value="letter to the editor">
            <text:p>letter to the edito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事件について新聞に投書したんだ。">
            <text:p>その事件について新聞に投書したんだ。</text:p>
          </table:table-cell>
          <table:table-cell office:value-type="string" office:value="その じけん について しんぶん に とうしょ した ん だ。">
            <text:p>その じけん について しんぶん に とうしょ した ん だ。</text:p>
          </table:table-cell>
          <table:table-cell office:value-type="string" office:value="I sent a letter to the editor regarding the incident.">
            <text:p>I sent a letter to the editor regarding the in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受け持つ">
            <text:p>受け持つ</text:p>
          </table:table-cell>
          <table:table-cell office:value-type="string" office:value="うけもつ">
            <text:p>うけもつ</text:p>
          </table:table-cell>
          <table:table-cell office:value-type="string" office:value="be in charge of, teach">
            <text:p>be in charge of, tea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1年生を受け持っています。">
            <text:p>1年生を受け持っています。</text:p>
          </table:table-cell>
          <table:table-cell office:value-type="string" office:value="1ねんせい を うけもって います。">
            <text:p>1ねんせい を うけもって います。</text:p>
          </table:table-cell>
          <table:table-cell office:value-type="string" office:value="I teach the first graders.">
            <text:p>I teach the first grad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煙突">
            <text:p>煙突</text:p>
          </table:table-cell>
          <table:table-cell office:value-type="string" office:value="えんとつ">
            <text:p>えんとつ</text:p>
          </table:table-cell>
          <table:table-cell office:value-type="string" office:value="chimney, smokestack">
            <text:p>chimney, smokesta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工場の煙突から煙が上がっている。">
            <text:p>工場の煙突から煙が上がっている。</text:p>
          </table:table-cell>
          <table:table-cell office:value-type="string" office:value="こうじょう の えんとつ から けむり が あがって いる。">
            <text:p>こうじょう の えんとつ から けむり が あがって いる。</text:p>
          </table:table-cell>
          <table:table-cell office:value-type="string" office:value="Smoke is rising from the factory smokestacks.">
            <text:p>Smoke is rising from the factory smokestac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交じる">
            <text:p>交じる</text:p>
          </table:table-cell>
          <table:table-cell office:value-type="string" office:value="まじる">
            <text:p>まじる</text:p>
          </table:table-cell>
          <table:table-cell office:value-type="string" office:value="be mingled, be mixed">
            <text:p>be mingled, be mix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外国人に交じってダンスをしたの。">
            <text:p>彼女は外国人に交じってダンスをしたの。</text:p>
          </table:table-cell>
          <table:table-cell office:value-type="string" office:value="かのじょ は がいこく じん に まじって ダンス を した の。">
            <text:p>かのじょ は がいこく じん に まじって ダンス を した の。</text:p>
          </table:table-cell>
          <table:table-cell office:value-type="string" office:value="She mingled with foreigners as she danced.">
            <text:p>She mingled with foreigners as she danc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ささやく">
            <text:p>ささやく</text:p>
          </table:table-cell>
          <table:table-cell office:value-type="string" office:value="ささやく">
            <text:p>ささやく</text:p>
          </table:table-cell>
          <table:table-cell office:value-type="string" office:value="whisper">
            <text:p>whisp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「この会議は退屈だ」と同僚が私にささやいたの。">
            <text:p>「この会議は退屈だ」と同僚が私にささやいたの。</text:p>
          </table:table-cell>
          <table:table-cell office:value-type="string" office:value="「この かいぎ は たいくつ だ」 と どうりょう が わたし に ささやいた の。">
            <text:p>「この かいぎ は たいくつ だ」 と どうりょう が わたし に ささやいた の。</text:p>
          </table:table-cell>
          <table:table-cell office:value-type="string" office:value="&quot;This meeting is boring,&quot; my colleague whispered to me.">
            <text:p>"This meeting is boring," my colleague whispered to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毛皮">
            <text:p>毛皮</text:p>
          </table:table-cell>
          <table:table-cell office:value-type="string" office:value="けがわ">
            <text:p>けがわ</text:p>
          </table:table-cell>
          <table:table-cell office:value-type="string" office:value="fur">
            <text:p>f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毛皮のコートを着ていたの。">
            <text:p>彼女は毛皮のコートを着ていたの。</text:p>
          </table:table-cell>
          <table:table-cell office:value-type="string" office:value="かのじょ は けがわ の コート を きて いた の。">
            <text:p>かのじょ は けがわ の コート を きて いた の。</text:p>
          </table:table-cell>
          <table:table-cell office:value-type="string" office:value="She was wearing a fur coat.">
            <text:p>She was wearing a fur co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どっと">
            <text:p>どっと</text:p>
          </table:table-cell>
          <table:table-cell office:value-type="string" office:value="どっと">
            <text:p>どっと</text:p>
          </table:table-cell>
          <table:table-cell office:value-type="string" office:value="burst (out laughing etc.)">
            <text:p>burst (out laughing etc.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観衆がどっと笑ったんだ。">
            <text:p>観衆がどっと笑ったんだ。</text:p>
          </table:table-cell>
          <table:table-cell office:value-type="string" office:value="かんしゅう が どっと わらった ん だ。">
            <text:p>かんしゅう が どっと わらった ん だ。</text:p>
          </table:table-cell>
          <table:table-cell office:value-type="string" office:value="The audience burst out laughing.">
            <text:p>The audience burst out laug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割り算">
            <text:p>割り算</text:p>
          </table:table-cell>
          <table:table-cell office:value-type="string" office:value="わりざん">
            <text:p>わりざん</text:p>
          </table:table-cell>
          <table:table-cell office:value-type="string" office:value="division (math)">
            <text:p>division (math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割り算は小学校で習います。">
            <text:p>割り算は小学校で習います。</text:p>
          </table:table-cell>
          <table:table-cell office:value-type="string" office:value="わりざん は しょうがっこう で ならいます。">
            <text:p>わりざん は しょうがっこう で ならいます。</text:p>
          </table:table-cell>
          <table:table-cell office:value-type="string" office:value="Division is taught in elementary school.">
            <text:p>Division is taught in elementary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空手">
            <text:p>空手</text:p>
          </table:table-cell>
          <table:table-cell office:value-type="string" office:value="からて">
            <text:p>からて</text:p>
          </table:table-cell>
          <table:table-cell office:value-type="string" office:value="karate">
            <text:p>kar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空手を習っています。">
            <text:p>彼は空手を習っています。</text:p>
          </table:table-cell>
          <table:table-cell office:value-type="string" office:value="かれ は からて を ならって います。">
            <text:p>かれ は からて を ならって います。</text:p>
          </table:table-cell>
          <table:table-cell office:value-type="string" office:value="He's learning karate.">
            <text:p>He's learning kar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可">
            <text:p>可</text:p>
          </table:table-cell>
          <table:table-cell office:value-type="string" office:value="か">
            <text:p>か</text:p>
          </table:table-cell>
          <table:table-cell office:value-type="string" office:value="permitted, OK">
            <text:p>permitted, O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アルバイトは「学生可」ですね。">
            <text:p>このアルバイトは「学生可」ですね。</text:p>
          </table:table-cell>
          <table:table-cell office:value-type="string" office:value="この アルバイト は 「がくせい か」 です ね。">
            <text:p>この アルバイト は 「がくせい か」 です ね。</text:p>
          </table:table-cell>
          <table:table-cell office:value-type="string" office:value="Students can apply for this part-time job.">
            <text:p>Students can apply for this part-time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会談">
            <text:p>会談</text:p>
          </table:table-cell>
          <table:table-cell office:value-type="string" office:value="かいだん">
            <text:p>かいだん</text:p>
          </table:table-cell>
          <table:table-cell office:value-type="string" office:value="conversation, talk">
            <text:p>conversation, tal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談の内容が発表されました。">
            <text:p>会談の内容が発表されました。</text:p>
          </table:table-cell>
          <table:table-cell office:value-type="string" office:value="かいだん の ないよう が はっぴょう されました。">
            <text:p>かいだん の ないよう が はっぴょう されました。</text:p>
          </table:table-cell>
          <table:table-cell office:value-type="string" office:value="The topics of the talk have been announced.">
            <text:p>The topics of the talk have been announc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礼儀">
            <text:p>礼儀</text:p>
          </table:table-cell>
          <table:table-cell office:value-type="string" office:value="れいぎ">
            <text:p>れいぎ</text:p>
          </table:table-cell>
          <table:table-cell office:value-type="string" office:value="good manners, courtesy">
            <text:p>good manners, courtes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礼儀が身に付いています。">
            <text:p>彼女は礼儀が身に付いています。</text:p>
          </table:table-cell>
          <table:table-cell office:value-type="string" office:value="かのじょ は れいぎ が み に ついて います。">
            <text:p>かのじょ は れいぎ が み に ついて います。</text:p>
          </table:table-cell>
          <table:table-cell office:value-type="string" office:value="She has good manners.">
            <text:p>She has good mann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舞う">
            <text:p>見舞う</text:p>
          </table:table-cell>
          <table:table-cell office:value-type="string" office:value="みまう">
            <text:p>みまう</text:p>
          </table:table-cell>
          <table:table-cell office:value-type="string" office:value="visit someone sick">
            <text:p>visit someone si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昨日友人を見舞ったの。">
            <text:p>昨日友人を見舞ったの。</text:p>
          </table:table-cell>
          <table:table-cell office:value-type="string" office:value="きのう ゆうじん を みまった の。">
            <text:p>きのう ゆうじん を みまった の。</text:p>
          </table:table-cell>
          <table:table-cell office:value-type="string" office:value="I went to visit a friend in hospital yesterday.">
            <text:p>I went to visit a friend in hospital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舞う">
            <text:p>見舞う</text:p>
          </table:table-cell>
          <table:table-cell office:value-type="string" office:value="みまう">
            <text:p>みまう</text:p>
          </table:table-cell>
          <table:table-cell office:value-type="string" office:value="visit someone sick">
            <text:p>visit someone si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昨日友人を見舞ったの。">
            <text:p>昨日友人を見舞ったの。</text:p>
          </table:table-cell>
          <table:table-cell office:value-type="string" office:value="きのう ゆうじん を みまった の。">
            <text:p>きのう ゆうじん を みまった の。</text:p>
          </table:table-cell>
          <table:table-cell office:value-type="string" office:value="I went to visit a friend in hospital yesterday.">
            <text:p>I went to visit a friend in hospital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